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68.16mm"/>
    </style:style>
    <style:style style:name="co3" style:family="table-column">
      <style:table-column-properties fo:break-before="auto" style:column-width="103.56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44.75mm"/>
    </style:style>
    <style:style style:name="co6" style:family="table-column">
      <style:table-column-properties fo:break-before="auto" style:column-width="45.7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ext-properties fo:color="#2b2bd2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Roboy_motor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4"/>
        <table:table-column table:style-name="co7" table:default-cell-style-name="ce2"/>
        <table:table-column table:style-name="co7" table:default-cell-style-name="ce7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IM69D130_Simic_uPh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ic_Infineon</text:p>
          </table:table-cell>
          <table:table-cell table:style-name="ce5" office:value-type="string" calcext:value-type="string">
            <text:p>INFINEON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***</text:p>
          </table:table-cell>
          <table:table-cell office:value-type="string" calcext:value-type="string">
            <text:p>R1_face_mask_5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PWSON-N8-1EP_3x3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2951-50DRGR_WSON8</text:p>
          </table:table-cell>
          <table:table-cell office:value-type="string" calcext:value-type="string">
            <text:p><text:a xlink:href="https://www.digikey.de/product-detail/en/texas-instruments/LP2951-50DRGR/296-29169-1-ND/2694292" xlink:type="simple">https://www.digikey.de/product-detail/en/texas-instruments/LP2951-50DRGR/296-29169-1-ND/2694292</text:a></text:p>
          </table:table-cell>
          <table:table-cell/>
          <table:table-cell office:value-type="string" calcext:value-type="string">
            <text:p>M 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***</text:p>
          </table:table-cell>
          <table:table-cell office:value-type="string" calcext:value-type="string">
            <text:p>Roboy_text_5.5mm_F.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Star_Ground_2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K3,MK1,MK2,MK4</text:p>
          </table:table-cell>
          <table:table-cell office:value-type="string" calcext:value-type="string">
            <text:p>MountingHole_2.2mm_M2_DIN965_P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4,C5,C7</text:p>
          </table:table-cell>
          <table:table-cell office:value-type="string" calcext:value-type="string">
            <text:p>The_0402_F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n/35V</text:p>
          </table:table-cell>
          <table:table-cell office:value-type="string" calcext:value-type="string">
            <text:p><text:a xlink:href="https://www.digikey.de/product-detail/en/murata-electronics-north-america/GRM155R6YA224KE01D/490-10460-1-ND/5026374" xlink:type="simple">https://www.digikey.de/product-detail/en/murata-electronics-north-america/GRM155R6YA224KE01D/490-10460-1-ND/5026374</text:a></text:p>
          </table:table-cell>
          <table:table-cell/>
          <table:table-cell office:value-type="string" calcext:value-type="string">
            <text:p>D 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_WS2812B-PLCC4_3.5x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o-Pixel</text:p>
          </table:table-cell>
          <table:table-cell office:value-type="string" calcext:value-type="string">
            <text:p><text:a xlink:href="https://www.digikey.de/product-detail/en/adafruit-industries-llc/2659/1528-1542-ND/5804108" xlink:type="simple">https://www.digikey.de/product-detail/en/adafruit-industries-llc/2659/1528-1542-ND/5804108</text:a></text:p>
          </table:table-cell>
          <table:table-cell/>
          <table:table-cell office:value-type="string" calcext:value-type="string">
            <text:p>D 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TVS</text:p>
          </table:table-cell>
          <table:table-cell office:value-type="string" calcext:value-type="string">
            <text:p><text:a xlink:href="https://www.digikey.com/product-detail/en/littelfuse-inc/SP1124-01UTG/F10111CT-ND/7347705" xlink:type="simple">https://www.digikey.com/product-detail/en/littelfuse-inc/SP1124-01UTG/F10111CT-ND/7347705</text:a></text:p>
          </table:table-cell>
          <table:table-cell/>
          <table:table-cell office:value-type="string" calcext:value-type="string">
            <text:p>M 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_7.3x7.3_H4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<text:a xlink:href="https://www.digikey.com/product-detail/en/ecs-inc/ECS-MPIL0630-2R2MC/XC2402CT-ND/8021626" xlink:type="simple">https://www.digikey.com/product-detail/en/ecs-inc/ECS-MPIL0630-2R2MC/XC2402CT-ND/8021626</text:a></text:p>
          </table:table-cell>
          <table:table-cell/>
          <table:table-cell office:value-type="string" calcext:value-type="string">
            <text:p>M 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7,Q1,Q2,Q3,Q4,Q5,Q6</text:p>
          </table:table-cell>
          <table:table-cell office:value-type="string" calcext:value-type="string">
            <text:p>VSON-8_3.3x3.3mm_Pitch0.65mm_NexF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UK7M12-60EX</text:p>
          </table:table-cell>
          <table:table-cell office:value-type="string" calcext:value-type="string">
            <text:p><text:a xlink:href="https://www.digikey.de/product-detail/en/nexperia-usa-inc/BUK7M12-60EX/1727-7312-1-ND/7390421" xlink:type="simple">https://www.digikey.de/product-detail/en/nexperia-usa-inc/BUK7M12-60EX/1727-7312-1-ND/7390421</text:a></text:p>
          </table:table-cell>
          <table:table-cell/>
          <table:table-cell office:value-type="string" calcext:value-type="string">
            <text:p>M 3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SZ110N06NS3G</text:p>
          </table:table-cell>
          <table:table-cell table:style-name="ce5" office:value-type="string" calcext:value-type="string">
            <text:p>INFINEON <text:a xlink:href="https://www.digikey.de/product-detail/en/infineon-technologies/BSZ110N06NS3GATMA1/BSZ110N06NS3GATMA1CT-ND/1936405" xlink:type="simple">https://www.digikey.de/product-detail/en/infineon-technologies/BSZ110N06NS3GATMA1/BSZ110N06NS3GATMA1CT-ND/1936405</text:a></text:p>
          </table:table-cell>
          <table:table-cell/>
          <table:table-cell office:value-type="string" calcext:value-type="string">
            <text:p>D 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817</text:p>
          </table:table-cell>
          <table:table-cell office:value-type="string" calcext:value-type="string">
            <text:p><text:a xlink:href="https://www.digikey.de/product-detail/en/on-semiconductor/BC817-16LT3G/BC817-16LT3GOSCT-ND/5969076" xlink:type="simple">https://www.digikey.de/product-detail/en/on-semiconductor/BC817-16LT3G/BC817-16LT3GOSCT-ND/5969076</text:a></text:p>
          </table:table-cell>
          <table:table-cell/>
          <table:table-cell office:value-type="string" calcext:value-type="string">
            <text:p>M 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_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m/1W</text:p>
          </table:table-cell>
          <table:table-cell office:value-type="string" calcext:value-type="string">
            <text:p><text:a xlink:href="https://www.digikey.de/product-detail/en/stackpole-electronics-inc/CSRF1206FT5L00/CSRF1206FT5L00CT-ND/1788123" xlink:type="simple">https://www.digikey.de/product-detail/en/stackpole-electronics-inc/CSRF1206FT5L00/CSRF1206FT5L00CT-ND/1788123</text:a></text:p>
          </table:table-cell>
          <table:table-cell/>
          <table:table-cell office:value-type="string" calcext:value-type="string">
            <text:p>D 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ST_B3U-1000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<text:a xlink:href="https://www.digikey.de/product-detail/en/c-k/KXT-321-LHS/CKN10778CT-ND/6599756" xlink:type="simple">https://www.digikey.de/product-detail/en/c-k/KXT-321-LHS/CKN10778CT-ND/6599756</text:a></text:p>
          </table:table-cell>
          <table:table-cell/>
          <table:table-cell office:value-type="string" calcext:value-type="string">
            <text:p>M 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QFN-48-1EP_7x7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E9879QX</text:p>
          </table:table-cell>
          <table:table-cell table:style-name="ce5" office:value-type="string" calcext:value-type="string">
            <text:p>INFINEON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TE-Connectivity_Micro-Match_connector_02x03_Pitch_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l_Sensors</text:p>
          </table:table-cell>
          <table:table-cell office:value-type="string" calcext:value-type="string">
            <text:p><text:a xlink:href="https://www.digikey.de/product-detail/en/te-connectivity-amp-connectors/2178710-6/A120915CT-ND/5119321" xlink:type="simple">https://www.digikey.de/product-detail/en/te-connectivity-amp-connectors/2178710-6/A120915CT-ND/5119321</text:a></text:p>
          </table:table-cell>
          <table:table-cell/>
          <table:table-cell office:value-type="string" calcext:value-type="string">
            <text:p>M 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TE-Connectivity_Micro-Match_connector_02x03_Pitch_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2</text:p>
          </table:table-cell>
          <table:table-cell office:value-type="string" calcext:value-type="string">
            <text:p><text:a xlink:href="https://www.digikey.de/product-detail/en/te-connectivity-amp-connectors/2178710-6/A120915CT-ND/5119321" xlink:type="simple">https://www.digikey.de/product-detail/en/te-connectivity-amp-connectors/2178710-6/A120915CT-ND/5119321</text:a></text:p>
          </table:table-cell>
          <table:table-cell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TE-Connectivity_Micro-Match_connector_02x03_Pitch_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1 / I2C / Disp</text:p>
          </table:table-cell>
          <table:table-cell office:value-type="string" calcext:value-type="string">
            <text:p><text:a xlink:href="https://www.digikey.de/product-detail/en/te-connectivity-amp-connectors/2178710-6/A120915CT-ND/5119321" xlink:type="simple">https://www.digikey.de/product-detail/en/te-connectivity-amp-connectors/2178710-6/A120915CT-ND/5119321</text:a></text:p>
          </table:table-cell>
          <table:table-cell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<text:a xlink:href="https://www.digikey.de/product-detail/en/murata-electronics-north-america/GRM188R6YA106MA73D/490-13248-1-ND/5877456" xlink:type="simple">https://www.digikey.de/product-detail/en/murata-electronics-north-america/GRM188R6YA106MA73D/490-13248-1-ND/5877456</text:a></text:p>
          </table:table-cell>
          <table:table-cell/>
          <table:table-cell office:value-type="string" calcext:value-type="string">
            <text:p>D 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21,C25,C26,C27,C28,C29,C30,C31,C32</text:p>
          </table:table-cell>
          <table:table-cell office:value-type="string" calcext:value-type="string">
            <text:p>C_08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2u/50V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0u/35V version</text:p>
          </table:table-cell>
          <table:table-cell office:value-type="string" calcext:value-type="string">
            <text:p><text:a xlink:href="https://www.digikey.de/product-detail/en/murata-electronics-north-america/GRM21BC8YA106ME11L/490-10505-1-ND/5026433" xlink:type="simple">https://www.digikey.de/product-detail/en/murata-electronics-north-america/GRM21BC8YA106ME11L/490-10505-1-ND/5026433</text:a></text:p>
          </table:table-cell>
          <table:table-cell/>
          <table:table-cell office:value-type="string" calcext:value-type="string">
            <text:p>D 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9637ACDR</text:p>
          </table:table-cell>
          <table:table-cell office:value-type="string" calcext:value-type="string">
            <text:p><text:a xlink:href="https://www.digikey.de/product-detail/en/texas-instruments/UA9637ACDR/296-15056-1-ND/562617" xlink:type="simple">https://www.digikey.de/product-detail/en/texas-instruments/UA9637ACDR/296-15056-1-ND/562617</text:a></text:p>
          </table:table-cell>
          <table:table-cell/>
          <table:table-cell office:value-type="string" calcext:value-type="string">
            <text:p>M 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TE-Connectivity_Micro-Match_connector_02x03_Pitch_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_Encoder</text:p>
          </table:table-cell>
          <table:table-cell office:value-type="string" calcext:value-type="string">
            <text:p><text:a xlink:href="https://www.digikey.de/product-detail/en/te-connectivity-amp-connectors/2178710-6/A120915CT-ND/5119321" xlink:type="simple">https://www.digikey.de/product-detail/en/te-connectivity-amp-connectors/2178710-6/A120915CT-ND/5119321</text:a></text:p>
          </table:table-cell>
          <table:table-cell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Wago_2060_3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go_SMD_3</text:p>
          </table:table-cell>
          <table:table-cell office:value-type="string" calcext:value-type="string">
            <text:p><text:a xlink:href="http://de.farnell.com/wago/2060-403-998-404/klemmenblock-smd-3pol-24-18awg/dp/2102478?st=wago%202060" xlink:type="simple">http://de.farnell.com/wago/2060-403-998-404/klemmenblock-smd-3pol-24-18awg/dp/2102478?st=wago%202060</text:a>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Wago_2060_2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go_SMD_2</text:p>
          </table:table-cell>
          <table:table-cell office:value-type="string" calcext:value-type="string">
            <text:p><text:a xlink:href="http://de.farnell.com/wago/2060-452-998-404/klemmenblock-wire-to-board-2pos/dp/2499130?st=wago%202060" xlink:type="simple">http://de.farnell.com/wago/2060-452-998-404/klemmenblock-wire-to-board-2pos/dp/2499130?st=wago%202060</text:a>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_Small 10A</text:p>
          </table:table-cell>
          <table:table-cell office:value-type="string" calcext:value-type="string">
            <text:p><text:a xlink:href="https://www.digikey.com/product-detail/en/schurter-inc/3413.0330.22/486-1688-1-ND/2870099" xlink:type="simple">https://www.digikey.com/product-detail/en/schurter-inc/3413.0330.22/486-1688-1-ND/2870099</text:a>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x5A (0603)</text:p>
          </table:table-cell>
          <table:table-cell office:value-type="string" calcext:value-type="string">
            <text:p><text:a xlink:href="https://www.digikey.com/product-detail/en/bourns-inc/SF-0603S500-2/SF-0603S500-2CT-ND/3741771" xlink:type="simple">https://www.digikey.com/product-detail/en/bourns-inc/SF-0603S500-2/SF-0603S500-2CT-ND/3741771</text:a></text:p>
          </table:table-cell>
          <table:table-cell/>
          <table:table-cell office:value-type="string" calcext:value-type="string">
            <text:p>M 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_DIP_x2_W5.08mm_Slide_Copal_CHS-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2</text:p>
          </table:table-cell>
          <table:table-cell office:value-type="string" calcext:value-type="string">
            <text:p><text:a xlink:href="https://www.digikey.de/products/en?keywords=CT2182LPST-ND" xlink:type="simple">https://www.digikey.de/products/en?keywords=CT2182LPST-ND</text:a></text:p>
          </table:table-cell>
          <table:table-cell/>
          <table:table-cell office:value-type="string" calcext:value-type="string">
            <text:p>M 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CP_Elec_6.3x4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</text:p>
          </table:table-cell>
          <table:table-cell office:value-type="string" calcext:value-type="string">
            <text:p><text:a xlink:href="https://www.digikey.de/product-detail/en/nichicon/UCV1V221MCL1GS/493-14355-1-ND/5724342" xlink:type="simple">https://www.digikey.de/product-detail/en/nichicon/UCV1V221MCL1GS/493-14355-1-ND/5724342</text:a></text:p>
          </table:table-cell>
          <table:table-cell/>
          <table:table-cell office:value-type="string" calcext:value-type="string">
            <text:p>D 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CP_Elec_4x4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/50V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8u/35V</text:p>
          </table:table-cell>
          <table:table-cell office:value-type="string" calcext:value-type="string">
            <text:p><text:a xlink:href="https://www.digikey.de/product-detail/en/panasonic-electronic-components/EEE-FK1V180SR/PCE5153CT-ND/7666563" xlink:type="simple">https://www.digikey.de/product-detail/en/panasonic-electronic-components/EEE-FK1V180SR/PCE5153CT-ND/7666563</text:a></text:p>
          </table:table-cell>
          <table:table-cell/>
          <table:table-cell office:value-type="string" calcext:value-type="string">
            <text:p>D 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2,D3</text:p>
          </table:table-cell>
          <table:table-cell office:value-type="string" calcext:value-type="string">
            <text:p>D_SOD-9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MEG4010AESBYL</text:p>
          </table:table-cell>
          <table:table-cell office:value-type="string" calcext:value-type="string">
            <text:p><text:a xlink:href="https://www.digikey.de/product-detail/en/nexperia-usa-inc/PMEG4010AESBYL/1727-2404-1-ND/5436150" xlink:type="simple">https://www.digikey.de/product-detail/en/nexperia-usa-inc/PMEG4010AESBYL/1727-2404-1-ND/5436150</text:a></text:p>
          </table:table-cell>
          <table:table-cell/>
          <table:table-cell office:value-type="string" calcext:value-type="string">
            <text:p>M 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Measurement_Point_Round-SMD-Pad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_PIN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3,U4</text:p>
          </table:table-cell>
          <table:table-cell office:value-type="string" calcext:value-type="string">
            <text:p>UQFN-10_1.4x1.8mm_Pitch0.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SA2259</text:p>
          </table:table-cell>
          <table:table-cell office:value-type="string" calcext:value-type="string">
            <text:p><text:a xlink:href="https://www.digikey.de/product-detail/en/on-semiconductor/FSA2259UMX/FSA2259UMXCT-ND/2115898" xlink:type="simple">https://www.digikey.de/product-detail/en/on-semiconductor/FSA2259UMX/FSA2259UMXCT-ND/2115898</text:a></text:p>
          </table:table-cell>
          <table:table-cell/>
          <table:table-cell office:value-type="string" calcext:value-type="string">
            <text:p>M 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1,C2,C3,C12,C17</text:p>
          </table:table-cell>
          <table:table-cell office:value-type="string" calcext:value-type="string">
            <text:p>The_0402_F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n/35V</text:p>
          </table:table-cell>
          <table:table-cell office:value-type="string" calcext:value-type="string">
            <text:p><text:a xlink:href="https://www.digikey.de/product-detail/en/wurth-electronics-inc/885012205061/732-7556-1-ND/5454183" xlink:type="simple">https://www.digikey.de/product-detail/en/wurth-electronics-inc/885012205061/732-7556-1-ND/5454183</text:a></text:p>
          </table:table-cell>
          <table:table-cell/>
          <table:table-cell office:value-type="string" calcext:value-type="string">
            <text:p>D 1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8,C9,C10</text:p>
          </table:table-cell>
          <table:table-cell office:value-type="string" calcext:value-type="string">
            <text:p>The_0402_F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0n/6.3V</text:p>
          </table:table-cell>
          <table:table-cell office:value-type="string" calcext:value-type="string">
            <text:p><text:a xlink:href="https://www.digikey.de/product-detail/en/samsung-electro-mechanics/CL05A334KQ5NNNC/1276-1473-1-ND/3889559" xlink:type="simple">https://www.digikey.de/product-detail/en/samsung-electro-mechanics/CL05A334KQ5NNNC/1276-1473-1-ND/3889559</text:a></text:p>
          </table:table-cell>
          <table:table-cell/>
          <table:table-cell office:value-type="string" calcext:value-type="string">
            <text:p>D 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11,C34,C37,C38,C39</text:p>
          </table:table-cell>
          <table:table-cell office:value-type="string" calcext:value-type="string">
            <text:p>The_0402_F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n/6.3V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13,C14,C15,C16,C18,C19</text:p>
          </table:table-cell>
          <table:table-cell office:value-type="string" calcext:value-type="string">
            <text:p>The_0402_F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7n/50V</text:p>
          </table:table-cell>
          <table:table-cell office:value-type="string" calcext:value-type="string">
            <text:p><text:a xlink:href="https://www.digikey.de/product-detail/en/wurth-electronics-inc/885012205065/732-7560-1-ND/5454187" xlink:type="simple">https://www.digikey.de/product-detail/en/wurth-electronics-inc/885012205065/732-7560-1-ND/5454187</text:a></text:p>
          </table:table-cell>
          <table:table-cell/>
          <table:table-cell office:value-type="string" calcext:value-type="string">
            <text:p>D 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20,C22,C24</text:p>
          </table:table-cell>
          <table:table-cell office:value-type="string" calcext:value-type="string">
            <text:p>The_0402_F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/50V</text:p>
          </table:table-cell>
          <table:table-cell office:value-type="string" calcext:value-type="string">
            <text:p><text:a xlink:href="https://www.digikey.de/product-detail/en/tdk-corporation/C1005X5R1H104M050BB/445-5943-1-ND/2443983" xlink:type="simple">https://www.digikey.de/product-detail/en/tdk-corporation/C1005X5R1H104M050BB/445-5943-1-ND/2443983</text:a></text:p>
          </table:table-cell>
          <table:table-cell/>
          <table:table-cell office:value-type="string" calcext:value-type="string">
            <text:p>D 1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1,R3,R26</text:p>
          </table:table-cell>
          <table:table-cell office:value-type="string" calcext:value-type="string">
            <text:p>The_0402_F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The_0402_F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digikey.de/product-detail/en/stackpole-electronics-inc/RMCF0402JT2R00/RMCF0402JT2R00CT-ND/4425029" xlink:type="simple">https://www.digikey.de/product-detail/en/stackpole-electronics-inc/RMCF0402JT2R00/RMCF0402JT2R00CT-ND/4425029</text:a></text:p>
          </table:table-cell>
          <table:table-cell/>
          <table:table-cell office:value-type="string" calcext:value-type="string">
            <text:p>D 2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4,R21,R22,R23,R27,R28,R32</text:p>
          </table:table-cell>
          <table:table-cell office:value-type="string" calcext:value-type="string">
            <text:p>The_0402_F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5,R6,R9,R10,R16,R17</text:p>
          </table:table-cell>
          <table:table-cell office:value-type="string" calcext:value-type="string">
            <text:p>The_0402_F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2 (2)</text:p>
          </table:table-cell>
          <table:table-cell office:value-type="string" calcext:value-type="string">
            <text:p><text:a xlink:href="https://www.digikey.de/product-detail/en/stackpole-electronics-inc/RMCF0402JT2R00/RMCF0402JT2R00CT-ND/4425029" xlink:type="simple">https://www.digikey.de/product-detail/en/stackpole-electronics-inc/RMCF0402JT2R00/RMCF0402JT2R00CT-ND/4425029</text:a></text:p>
          </table:table-cell>
          <table:table-cell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7,R8,R11,R12,R18,R19,R24,R25</text:p>
          </table:table-cell>
          <table:table-cell office:value-type="string" calcext:value-type="string">
            <text:p>The_0402_F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3,R14</text:p>
          </table:table-cell>
          <table:table-cell office:value-type="string" calcext:value-type="string">
            <text:p>The_0402_FP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www.digikey.de/product-detail/en/stackpole-electronics-inc/RMCF0402FT12R0/RMCF0402FT12R0CT-ND/7790664" xlink:type="simple">https://www.digikey.de/product-detail/en/stackpole-electronics-inc/RMCF0402FT12R0/RMCF0402FT12R0CT-ND/7790664</text:a></text:p>
          </table:table-cell>
          <table:table-cell/>
          <table:table-cell office:value-type="string" calcext:value-type="string">
            <text:p>D 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The_0402_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<text:a xlink:href="https://www.digikey.de/product-detail/en/stackpole-electronics-inc/RMCF0402JT3K30/RMCF0402JT3K30CT-ND/4425030" xlink:type="simple">https://www.digikey.de/product-detail/en/stackpole-electronics-inc/RMCF0402JT3K30/RMCF0402JT3K30CT-ND/4425030</text:a></text:p>
          </table:table-cell>
          <table:table-cell/>
          <table:table-cell office:value-type="string" calcext:value-type="string">
            <text:p>D 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The_0402_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rmistor_PTC</text:p>
          </table:table-cell>
          <table:table-cell table:style-name="ce5" office:value-type="string" calcext:value-type="string">
            <text:p><text:span text:style-name="T1"><text:a xlink:href="https://www.digikey.com/product-detail/en/murata-electronics-north-america/PRF15BB102RB6RC/490-13397-1-ND/5973387" xlink:type="simple">https://www.digikey.com/product-detail/en/murata-electronics-north-america/PRF15BB102RB6RC/490-13397-1-ND/5973387</text:a></text:span></text:p>
          </table:table-cell>
          <table:table-cell/>
          <table:table-cell office:value-type="string" calcext:value-type="string">
            <text:p>D 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Bosch_LGA-14_3x2.5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I16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X2SON-8_1.4x1mm_P0.3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TS0102</text:p>
          </table:table-cell>
          <table:table-cell office:value-type="string" calcext:value-type="string">
            <text:p><text:a xlink:href="https://www.digikey.de/product-detail/en/nxp-usa-inc/NTS0102GF115/568-5572-1-ND/2531050" xlink:type="simple">https://www.digikey.de/product-detail/en/nxp-usa-inc/NTS0102GF115/568-5572-1-ND/2531050</text:a></text:p>
          </table:table-cell>
          <table:table-cell/>
          <table:table-cell office:value-type="string" calcext:value-type="string">
            <text:p>M 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_Ok_Green</text:p>
          </table:table-cell>
          <table:table-cell office:value-type="string" calcext:value-type="string">
            <text:p><text:a xlink:href="https://www.digikey.de/product-detail/en/lite-on-inc/LTST-C190KGKT/160-1435-1-ND/386814" xlink:type="simple">https://www.digikey.de/product-detail/en/lite-on-inc/LTST-C190KGKT/160-1435-1-ND/386814</text:a>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35,C36,C40,C41</text:p>
          </table:table-cell>
          <table:table-cell office:value-type="string" calcext:value-type="string">
            <text:p>The_0402_F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4-DF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5317-3.3YMT-TZ</text:p>
          </table:table-cell>
          <table:table-cell office:value-type="string" calcext:value-type="string">
            <text:p><text:a xlink:href="https://www.digikey.de/product-detail/en/microchip-technology/MIC5317-3.3YMT-TZ/576-4500-1-ND/4693554" xlink:type="simple">https://www.digikey.de/product-detail/en/microchip-technology/MIC5317-3.3YMT-TZ/576-4500-1-ND/4693554</text:a></text:p>
          </table:table-cell>
          <table:table-cell/>
          <table:table-cell office:value-type="string" calcext:value-type="string">
            <text:p>M 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ic_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ic_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ED_Dual_0603_AA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Dual_AACC</text:p>
          </table:table-cell>
          <table:table-cell office:value-type="string" calcext:value-type="string">
            <text:p><text:a xlink:href="https://www.digikey.de/product-detail/en/kingbright/APHB1608QBDSYKC/754-1854-1-ND/4977026" xlink:type="simple">https://www.digikey.de/product-detail/en/kingbright/APHB1608QBDSYKC/754-1854-1-ND/4977026</text:a></text:p>
          </table:table-cell>
          <table:table-cell/>
          <table:table-cell office:value-type="string" calcext:value-type="string">
            <text:p>M 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***</text:p>
          </table:table-cell>
          <table:table-cell office:value-type="string" calcext:value-type="string">
            <text:p>R1_ear_silk_5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***</text:p>
          </table:table-cell>
          <table:table-cell office:value-type="string" calcext:value-type="string">
            <text:p>R1_eyes_mask_5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vg2mod</text:p>
          </table:table-cell>
          <table:table-cell office:value-type="string" calcext:value-type="string">
            <text:p>Roboy_Logo_F.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***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NT1</text:p>
          </table:table-cell>
          <table:table-cell office:value-type="string" calcext:value-type="string">
            <text:p>NetTie-2_SMD_Pad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t-Tie_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-</text:p>
          </table:table-cell>
        </table:table-row>
        <table:table-row table:style-name="ro1" table:number-rows-repeated="104851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3">00.00.0000</text:date>, <text:time style:data-style-name="N2" text:time-value="04:50:24.6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dc:date>2018-07-03T08:11:06.999000000</dc:date>
    <meta:editing-duration>PT6H38M25S</meta:editing-duration>
    <meta:editing-cycles>12</meta:editing-cycles>
    <dc:creator>Luis V</dc:creator>
    <meta:document-statistic meta:table-count="1" meta:cell-count="421" meta:object-count="0"/>
  </office:meta>
</office:document-meta>
</file>